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ff3333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333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d4d4d4" style:font-name="Times New Roman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503cm"/>
      <style:text-properties fo:color="#d4d4d4" style:font-name="Times New Roman" fo:font-size="12pt" fo:font-weight="normal" fo:background-color="#ffffff" style:font-size-asian="12pt" style:font-size-complex="12pt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33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urs sur Symfony</text:p>
      <text:p text:style-name="Standard"/>
      <text:p text:style-name="Standard">Symfony 4,1</text:p>
      <text:p text:style-name="Standard"/>
      <text:list xml:id="list4203337550957980937" text:style-name="L1">
        <text:list-item>
          <text:p text:style-name="P1">Evite de reinventer la roue</text:p>
        </text:list-item>
        <text:list-item>
          <text:p text:style-name="P1">Sécurité</text:p>
        </text:list-item>
        <text:list-item>
          <text:p text:style-name="P1">Framework</text:p>
        </text:list-item>
      </text:list>
      <text:p text:style-name="Standard">Kernel &gt; Coeur du framework</text:p>
      <text:p text:style-name="Standard"/>
      <text:p text:style-name="P3">Création d'un projet</text:p>
      <text:p text:style-name="Standard"/>
      <text:p text:style-name="Standard">composer create-project symfony/skeleton nomduprojet « version si besoin »</text:p>
      <text:p text:style-name="Standard"/>
      <text:p text:style-name="P3">Voir les commandes de la console</text:p>
      <text:p text:style-name="Standard"/>
      <text:p text:style-name="Standard">php bin/console</text:p>
      <text:p text:style-name="Standard"/>
      <text:p text:style-name="P3">Lancer le serveur </text:p>
      <text:p text:style-name="Standard"/>
      <text:p text:style-name="Standard">php bin/console server:run</text:p>
      <text:p text:style-name="Standard"/>
      <text:p text:style-name="P2">Créer une route</text:p>
      <text:p text:style-name="Standard"/>
      <text:p text:style-name="P5"><text:span text:style-name="T1">app_first</text:span>: <text:span text:style-name="T3">(Nom de la route)</text:span></text:p>
      <text:p text:style-name="P6"><text:span text:style-name="T1">path</text:span>: <text:span text:style-name="T2">/first </text:span><text:span text:style-name="T3">(Lien pour y accéder)</text:span></text:p>
      <text:p text:style-name="P6"><text:span text:style-name="T1">controller</text:span>: <text:span text:style-name="T2">App\Controller\FirstController::page </text:span><text:span text:style-name="T3">(Namespace dans lequel se situe le controller avec :: la fonction a appeler)</text:span></text:p>
      <text:p text:style-name="Standard"/>
      <text:p text:style-name="Standard">Http code :</text:p>
      <text:p text:style-name="Standard"/>
      <text:p text:style-name="Standard">200 : ok</text:p>
      <text:p text:style-name="Standard">500 : erreur server</text:p>
      <text:p text:style-name="Standard">403 : unauthorized</text:p>
      <text:p text:style-name="Standard">404 : not found</text:p>
      <text:p text:style-name="Standard">401 : user not authorized</text:p>
      <text:p text:style-name="Standard">301 : redirect permanent</text:p>
      <text:p text:style-name="Standard">302 : redirection temp</text:p>
      <text:p text:style-name="Standard"/>
      <text:p text:style-name="Standard"><text:span text:style-name="T5">Repository </text:span>:</text:p>
      <text:p text:style-name="Standard"/>
      <text:p text:style-name="Standard">On stocke ici les fonctions D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5T08:43:19.22</meta:creation-date>
    <meta:generator>OpenOffice/4.1.5$Win32 OpenOffice.org_project/415m1$Build-9789</meta:generator>
    <dc:date>2018-11-05T11:31:50.44</dc:date>
    <meta:editing-duration>PT2H48M29S</meta:editing-duration>
    <meta:editing-cycles>8</meta:editing-cycles>
    <meta:document-statistic meta:table-count="0" meta:image-count="0" meta:object-count="0" meta:page-count="1" meta:paragraph-count="26" meta:word-count="113" meta:character-count="674"/>
  </office:meta>
</office:document-meta>
</file>